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801cm" fo:margin-left="0.055cm" fo:margin-right="0.145cm" fo:break-before="auto" fo:break-after="auto" table:align="margins" style:writing-mode="lr-tb"/>
    </style:style>
    <style:style style:name="Tableau1.A" style:family="table-column">
      <style:table-column-properties style:column-width="2.91cm" style:rel-column-width="11352*"/>
    </style:style>
    <style:style style:name="Tableau1.B" style:family="table-column">
      <style:table-column-properties style:column-width="1.947cm" style:rel-column-width="7595*"/>
    </style:style>
    <style:style style:name="Tableau1.C" style:family="table-column">
      <style:table-column-properties style:column-width="5.697cm" style:rel-column-width="22223*"/>
    </style:style>
    <style:style style:name="Tableau1.D" style:family="table-column">
      <style:table-column-properties style:column-width="6.246cm" style:rel-column-width="24365*"/>
    </style:style>
    <style:style style:name="Tableau1.1" style:family="table-row">
      <style:table-row-properties style:min-row-height="0.436cm" fo:keep-together="auto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Arial" fo:font-size="11pt" fo:font-weight="normal" officeooo:rsid="003ac05e" officeooo:paragraph-rsid="00482587" style:font-name-asian="Arial1" style:font-size-asian="11pt" style:font-weight-asian="normal" style:font-name-complex="Arial1" style:font-size-complex="11pt" style:font-weight-complex="normal"/>
    </style:style>
    <style:style style:name="P2" style:family="paragraph" style:parent-style-name="Standard">
      <style:text-properties fo:color="#000000" style:font-name="Arial" fo:font-size="11pt" fo:font-weight="normal" officeooo:rsid="003ac05e" officeooo:paragraph-rsid="003ac05e" style:font-name-asian="Arial1" style:font-size-asian="11pt" style:font-weight-asian="normal" style:font-name-complex="Arial1" style:font-size-complex="11pt" style:font-weight-complex="normal"/>
    </style:style>
    <style:style style:name="P3" style:family="paragraph" style:parent-style-name="Standard">
      <style:text-properties fo:color="#000000" style:font-name="Arial" fo:font-size="11pt" fo:font-weight="normal" officeooo:rsid="00407f2c" officeooo:paragraph-rsid="00407f2c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text-properties fo:color="#000000" style:font-name="Arial" fo:font-size="11pt" fo:font-weight="normal" officeooo:rsid="003dbe4d" officeooo:paragraph-rsid="0038e76f" style:font-name-asian="Arial1" style:font-size-asian="11pt" style:font-weight-asian="normal" style:font-name-complex="Arial1" style:font-size-complex="11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Arial" fo:font-size="9pt" fo:font-weight="bold" officeooo:paragraph-rsid="00015dd5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Arial" fo:font-size="9pt" fo:font-weight="bold" officeooo:paragraph-rsid="00015dd5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paragraph-rsid="00015dd5" style:font-name-asian="Arial1" style:font-size-asian="9pt" style:font-name-complex="Arial1" style:font-size-complex="9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paragraph-rsid="00468159" style:font-name-asian="Arial1" style:font-size-asian="9pt" style:font-name-complex="Arial1" style:font-size-complex="9pt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2340fc" officeooo:paragraph-rsid="00015dd5" style:font-name-asian="Arial1" style:font-size-asian="9pt" style:font-name-complex="Arial1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3ac05e" officeooo:paragraph-rsid="003ac05e" style:font-name-asian="Arial1" style:font-size-asian="9pt" style:font-name-complex="Arial1" style:font-size-complex="9pt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3ac05e" officeooo:paragraph-rsid="004ab0ae" style:font-name-asian="Arial1" style:font-size-asian="9pt" style:font-name-complex="Arial1" style:font-size-complex="9pt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4ab0ae" officeooo:paragraph-rsid="004ab0ae" style:font-name-asian="Arial1" style:font-size-asian="9pt" style:font-name-complex="Arial1" style:font-size-complex="9pt"/>
    </style:style>
    <style:style style:name="P13" style:family="paragraph" style:parent-style-name="Standard">
      <style:text-properties fo:color="#000000" style:font-name="Arial" fo:font-size="13pt" fo:font-weight="normal" officeooo:rsid="0038e76f" officeooo:paragraph-rsid="0038e76f" style:font-name-asian="Arial1" style:font-size-asian="11.3500003814697pt" style:font-weight-asian="normal" style:font-name-complex="Arial1" style:font-size-complex="13pt" style:font-weight-complex="normal"/>
    </style:style>
    <style:style style:name="P14" style:family="paragraph" style:parent-style-name="Standard">
      <style:text-properties fo:color="#000000" style:font-name="Arial" fo:font-size="14.1000003814697pt" fo:font-weight="bold" officeooo:rsid="00026c80" officeooo:paragraph-rsid="003c3b85" style:font-name-asian="Arial1" style:font-size-asian="14.1000003814697pt" style:font-weight-asian="bold" style:font-name-complex="Arial1" style:font-size-complex="14.1000003814697pt" style:font-weight-complex="bold"/>
    </style:style>
    <style:style style:name="P15" style:family="paragraph" style:parent-style-name="Standard">
      <style:text-properties style:font-name="Arial" officeooo:rsid="00015dd5" officeooo:paragraph-rsid="00015dd5"/>
    </style:style>
    <style:style style:name="P16" style:family="paragraph" style:parent-style-name="Standard">
      <style:text-properties style:font-name="Arial" officeooo:rsid="00015dd5" officeooo:paragraph-rsid="00374b02"/>
    </style:style>
    <style:style style:name="P17" style:family="paragraph" style:parent-style-name="Standard">
      <style:text-properties style:font-name="Arial" officeooo:rsid="00015dd5" officeooo:paragraph-rsid="003c3b85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officeooo:rsid="00264334" officeooo:paragraph-rsid="00264334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officeooo:rsid="00264334" officeooo:paragraph-rsid="003ecb31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officeooo:rsid="00228f4b" officeooo:paragraph-rsid="00264334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officeooo:rsid="0010e5c2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9pt" officeooo:rsid="003ecb31" officeooo:paragraph-rsid="003ecb31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officeooo:rsid="004ab0ae" officeooo:paragraph-rsid="004ab0ae" style:font-size-asian="9pt" style:font-size-complex="9pt"/>
    </style:style>
    <style:style style:name="P24" style:family="paragraph" style:parent-style-name="Standard">
      <style:text-properties style:font-name="Arial" fo:font-size="11pt" officeooo:rsid="00015dd5" officeooo:paragraph-rsid="00374b02" style:font-size-asian="11pt" style:font-size-complex="11pt"/>
    </style:style>
    <style:style style:name="P25" style:family="paragraph" style:parent-style-name="Standard">
      <style:text-properties style:font-name="Arial" fo:font-size="11pt" officeooo:rsid="00015dd5" officeooo:paragraph-rsid="00015dd5" style:font-size-asian="11pt" style:font-size-complex="11pt"/>
    </style:style>
    <style:style style:name="P26" style:family="paragraph" style:parent-style-name="Standard">
      <style:text-properties style:font-name="Arial" fo:font-size="11pt" fo:font-weight="bold" officeooo:rsid="0038e76f" officeooo:paragraph-rsid="003ac05e" style:font-size-asian="11pt" style:font-weight-asian="bold" style:font-size-complex="11pt" style:font-weight-complex="bold"/>
    </style:style>
    <style:style style:name="P27" style:family="paragraph" style:parent-style-name="Title">
      <style:text-properties style:font-name="Arial" fo:font-size="24pt" style:font-size-asian="24pt" style:font-size-complex="24pt"/>
    </style:style>
    <style:style style:name="P28" style:family="paragraph" style:parent-style-name="Text_20_body">
      <style:text-properties style:font-name="Arial" fo:font-size="24pt" style:font-size-asian="24pt" style:font-size-complex="24pt"/>
    </style:style>
    <style:style style:name="P29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Arial" fo:font-size="11pt" style:font-size-asian="9.60000038146973pt" style:font-size-complex="11pt"/>
    </style:style>
    <style:style style:name="P31" style:family="paragraph" style:parent-style-name="Text_20_body">
      <style:text-properties fo:color="#000000" style:font-name="Arial" fo:font-size="12pt" fo:font-weight="bold" officeooo:rsid="0038e76f" officeooo:paragraph-rsid="0038e76f" style:font-name-asian="Arial1" style:font-size-asian="12pt" style:font-weight-asian="bold" style:font-name-complex="Arial1" style:font-size-complex="12pt" style:font-weight-complex="bold"/>
    </style:style>
    <style:style style:name="P32" style:family="paragraph" style:parent-style-name="Standard">
      <style:text-properties style:font-name="Arial" fo:font-size="11pt" officeooo:rsid="004d054b" officeooo:paragraph-rsid="004d054b" style:font-size-asian="11pt" style:font-size-complex="11pt"/>
    </style:style>
    <style:style style:name="P33" style:family="paragraph" style:parent-style-name="Heading_20_3">
      <style:text-properties style:font-name="Arial" fo:font-size="13pt" style:font-size-asian="13pt" style:font-size-complex="13pt"/>
    </style:style>
    <style:style style:name="P34" style:family="paragraph" style:parent-style-name="Heading_20_3">
      <style:text-properties style:font-name="Arial" fo:font-size="13pt" officeooo:paragraph-rsid="003c3b85" style:font-size-asian="13pt" style:font-size-complex="13pt"/>
    </style:style>
    <style:style style:name="P35" style:family="paragraph" style:parent-style-name="Heading_20_3">
      <style:text-properties fo:color="#000000" style:font-name="Arial" fo:font-size="13pt" fo:font-weight="bold" officeooo:rsid="00026c80" officeooo:paragraph-rsid="0038e76f" style:font-name-asian="Arial1" style:font-size-asian="13pt" style:font-weight-asian="bold" style:font-name-complex="Arial1" style:font-size-complex="13pt" style:font-weight-complex="bold"/>
    </style:style>
    <style:style style:name="P36" style:family="paragraph" style:parent-style-name="Heading_20_3">
      <style:text-properties fo:color="#000000" style:font-name="Arial" fo:font-size="13pt" fo:font-weight="bold" officeooo:rsid="00026c80" officeooo:paragraph-rsid="003ecb31" style:font-name-asian="Arial1" style:font-size-asian="13pt" style:font-weight-asian="bold" style:font-name-complex="Arial1" style:font-size-complex="13pt" style:font-weight-complex="bold"/>
    </style:style>
    <style:style style:name="P3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align="start" style:justify-single-word="false" fo:text-indent="0cm" style:auto-text-indent="false" style:page-number="auto" fo:keep-with-next="always"/>
      <style:text-properties fo:color="#000000" style:font-name="Arial" fo:font-size="13pt" officeooo:rsid="00026c80" officeooo:paragraph-rsid="0038b8f5" style:font-name-asian="Arial1" style:font-size-asian="13pt" style:font-name-complex="Arial1" style:font-size-complex="13pt"/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482587"/>
    </style:style>
    <style:style style:name="T2" style:family="text">
      <style:text-properties officeooo:rsid="00208210"/>
    </style:style>
    <style:style style:name="T3" style:family="text">
      <style:text-properties fo:color="#000000" officeooo:rsid="00026c80" style:font-name-asian="Arial1" style:font-name-complex="Arial1"/>
    </style:style>
    <style:style style:name="T4" style:family="text">
      <style:text-properties fo:color="#000000" officeooo:rsid="0038e76f" style:font-name-asian="Arial1" style:font-name-complex="Arial1"/>
    </style:style>
    <style:style style:name="T5" style:family="text">
      <style:text-properties fo:color="#000000" officeooo:rsid="003ac05e" style:font-name-asian="Arial1" style:font-name-complex="Arial1"/>
    </style:style>
    <style:style style:name="T6" style:family="text">
      <style:text-properties fo:color="#000000" officeooo:rsid="003ecb31" style:font-name-asian="Arial1" style:font-name-complex="Arial1"/>
    </style:style>
    <style:style style:name="T7" style:family="text">
      <style:text-properties fo:color="#000000" officeooo:rsid="004ab0ae" style:font-name-asian="Arial1" style:font-name-complex="Arial1"/>
    </style:style>
    <style:style style:name="T8" style:family="text">
      <style:text-properties fo:color="#000000" fo:font-weight="normal" style:font-name-asian="Arial1" style:font-weight-asian="normal" style:font-name-complex="Arial1" style:font-weight-complex="normal"/>
    </style:style>
    <style:style style:name="T9" style:family="text">
      <style:text-properties fo:color="#000000" fo:font-weight="normal" officeooo:rsid="003ac05e" style:font-name-asian="Arial1" style:font-weight-asian="normal" style:font-name-complex="Arial1" style:font-weight-complex="normal"/>
    </style:style>
    <style:style style:name="T10" style:family="text">
      <style:text-properties fo:color="#000000" fo:font-weight="normal" officeooo:rsid="00407f2c" style:font-name-asian="Arial1" style:font-weight-asian="normal" style:font-name-complex="Arial1" style:font-weight-complex="normal"/>
    </style:style>
    <style:style style:name="T11" style:family="text">
      <style:text-properties fo:color="#000000" fo:font-weight="normal" officeooo:rsid="0042b8a1" style:font-name-asian="Arial1" style:font-weight-asian="normal" style:font-name-complex="Arial1" style:font-weight-complex="normal"/>
    </style:style>
    <style:style style:name="T12" style:family="text">
      <style:text-properties officeooo:rsid="00374b02"/>
    </style:style>
    <style:style style:name="T13" style:family="text">
      <style:text-properties officeooo:rsid="0038b8f5"/>
    </style:style>
    <style:style style:name="T14" style:family="text">
      <style:text-properties officeooo:rsid="0038e76f"/>
    </style:style>
    <style:style style:name="T15" style:family="text">
      <style:text-properties officeooo:rsid="003ac05e"/>
    </style:style>
    <style:style style:name="T16" style:family="text">
      <style:text-properties officeooo:rsid="00264334"/>
    </style:style>
    <style:style style:name="T17" style:family="text">
      <style:text-properties officeooo:rsid="003dbe4d"/>
    </style:style>
    <style:style style:name="T18" style:family="text">
      <style:text-properties officeooo:rsid="003ecb31"/>
    </style:style>
    <style:style style:name="T19" style:family="text">
      <style:text-properties officeooo:rsid="00407f2c"/>
    </style:style>
    <style:style style:name="T20" style:family="text">
      <style:text-properties officeooo:rsid="0041f3b5"/>
    </style:style>
    <style:style style:name="T21" style:family="text">
      <style:text-properties officeooo:rsid="00469a6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ichier de diffusion : <text:span text:style-name="T17">TONTE_</text:span>PHVITI2016.sav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<text:a xlink:type="simple" xlink:href="#__RefHeading___Toc4940_301968731" text:style-name="Index_20_Link" text:visited-style-name="Index_20_Link">Structure du fichier <text:tab/>1</text:a></text:p>
          <text:p text:style-name="P38"><text:a xlink:type="simple" xlink:href="#__RefHeading___Toc4942_301968731" text:style-name="Index_20_Link" text:visited-style-name="Index_20_Link">Nature de la variable <text:tab/>1</text:a></text:p>
          <text:p text:style-name="P38"><text:a xlink:type="simple" xlink:href="#__RefHeading___Toc4944_301968731" text:style-name="Index_20_Link" text:visited-style-name="Index_20_Link">Unité statistique <text:tab/>1</text:a></text:p>
          <text:p text:style-name="P38"><text:a xlink:type="simple" xlink:href="#__RefHeading___Toc4946_301968731" text:style-name="Index_20_Link" text:visited-style-name="Index_20_Link">Champ <text:tab/>1</text:a></text:p>
          <text:p text:style-name="P38"><text:a xlink:type="simple" xlink:href="#__RefHeading___Toc4948_301968731" text:style-name="Index_20_Link" text:visited-style-name="Index_20_Link">Précisions sur les comparaisons avec les données des précédentes enquêtes <text:tab/>1</text:a></text:p>
          <text:p text:style-name="P38"><text:a xlink:type="simple" xlink:href="#__RefHeading___Toc4950_301968731" text:style-name="Index_20_Link" text:visited-style-name="Index_20_Link">Informations supplémentaires <text:tab/>2</text:a></text:p>
          <text:p text:style-name="P38"><text:a xlink:type="simple" xlink:href="#__RefHeading___Toc427_664666928" text:style-name="Index_20_Link" text:visited-style-name="Index_20_Link">Redressement <text:tab/>2</text:a></text:p>
          <text:p text:style-name="P38"><text:a xlink:type="simple" xlink:href="#__RefHeading___Toc4952_301968731" text:style-name="Index_20_Link" text:visited-style-name="Index_20_Link">Descriptif du fichier <text:tab/>2</text:a></text:p>
        </text:index-body>
      </text:table-of-content>
      <text:p text:style-name="P30"/>
      <text:h text:style-name="P33" text:outline-level="3"><text:bookmark-start text:name="__RefHeading___Toc4940_301968731"/>Structure du fichier <text:bookmark-end text:name="__RefHeading___Toc4940_301968731"/></text:h>
      <text:p text:style-name="P15"/>
      <text:p text:style-name="P24">Le fichier est de type structure <text:span text:style-name="T12">répétée : l'identifiant propre à chaque parcelle</text:span> IDEN<text:span text:style-name="T12">T</text:span>PARC <text:span text:style-name="T12">est </text:span>présent <text:span text:style-name="T12">autant de fois qu'il y a de lignes saisies dans le tableau des maîtrises de l'enherbement : tonte, rouleau (type Rolofaca), brosse, broyage d'engrais vert, gyrobroyage.</text:span> <text:span text:style-name="T12">Il s'agit de la réponse à la question 2.11 posée s'il y a au moins un enherbement sous le rang ou dans l'inter-rang. Ces passages sont relatifs à 3 959 parcelles sur les 4 106 du champ concerné mentionné précédemment. Un point d'attention : il ne faut pas confondre maîtrise et destruction de l'enherbement (question 3.2 avec réponses dans la table MECA_PHVITI2016.sav).</text:span></text:p>
      <text:p text:style-name="P16"/>
      <text:h text:style-name="P33" text:outline-level="3"><text:bookmark-start text:name="__RefHeading___Toc4942_301968731"/>Nature de la variable <text:bookmark-end text:name="__RefHeading___Toc4942_301968731"/></text:h>
      <text:p text:style-name="P15"/>
      <text:p text:style-name="P25">Q - réponse au questionnaire </text:p>
      <text:p text:style-name="P25">C - variable calculée</text:p>
      <text:p text:style-name="P32">E - variable d'enrichissement (apport d'informations externes ne nécessitant pas de calcul)</text:p>
      <text:p text:style-name="P25"/>
      <text:h text:style-name="P33" text:outline-level="3"><text:bookmark-start text:name="__RefHeading___Toc4944_301968731"/>Unité statistique <text:bookmark-end text:name="__RefHeading___Toc4944_301968731"/></text:h>
      <text:p text:style-name="P15"/>
      <text:p text:style-name="P25">Un<text:span text:style-name="T18">e</text:span> <text:span text:style-name="T15">maîtrise de l'enherbement</text:span></text:p>
      <text:p text:style-name="P15"/>
      <text:h text:style-name="P33" text:outline-level="3"><text:bookmark-start text:name="__RefHeading___Toc4946_301968731"/>Champ <text:bookmark-end text:name="__RefHeading___Toc4946_301968731"/></text:h>
      <text:p text:style-name="P15"/>
      <text:p text:style-name="P25">Unités répondantes dans le champ de l'enquête (Champ='1') ,<text:span text:style-name="T14"> comportant un enherbement sous le rang ou dans l'inter-rang. </text:span></text:p>
      <text:p text:style-name="P15"/>
      <text:h text:style-name="P37" text:outline-level="3"><text:bookmark-start text:name="__RefHeading___Toc4948_301968731"/><text:span text:style-name="T13">Précisions sur les comparaisons avec les données des précédentes enquêtes</text:span> <text:bookmark-end text:name="__RefHeading___Toc4948_301968731"/></text:h>
      <text:p text:style-name="P31"><text:s/></text:p>
      <text:p text:style-name="P4">Ces questions sur la maîtrise de l'enherbement étaient demandées pour la première fois.</text:p>
      <text:p text:style-name="P13"/>
      <text:h text:style-name="P35" text:outline-level="3"><text:bookmark-start text:name="__RefHeading___Toc4950_301968731"/><text:soft-page-break/><text:span text:style-name="T14">Informations supplémentaires</text:span> <text:bookmark-end text:name="__RefHeading___Toc4950_301968731"/></text:h>
      <text:p text:style-name="P26"><text:span text:style-name="T9">Des variables ont été cré</text:span><text:span text:style-name="T11">é</text:span><text:span text:style-name="T9">es au niveau de la parcelle d</text:span><text:span text:style-name="T8">ans le fichier des résultats d'enquête (PH</text:span><text:span text:style-name="T9">YTOV</text:span><text:span text:style-name="T8">ITI2016.</text:span><text:span text:style-name="T10">sav</text:span><text:span text:style-name="T8">) </text:span><text:span text:style-name="T9">à partir des résultats de ce tableau.</text:span></text:p>
      <text:p text:style-name="P1">Ces variables sont le nombre de <text:span text:style-name="T21">passages relatifs à la maîtrise de l'enherbement </text:span>dans l'inter-rang <text:span text:style-name="T19">hors engrais vert</text:span> (<text:span text:style-name="T19">NBTONTEIR</text:span>), le nombre de <text:span text:style-name="T21">passages relatifs à la maîtrise de l'enherbement </text:span>dans l'inter-rang <text:span text:style-name="T19">de type engrais vert </text:span>(<text:span text:style-name="T19">NBTONTEIREV</text:span>)<text:span text:style-name="T19">,</text:span> le nombre de <text:span text:style-name="T21">passages relatifs à la maîtrise de l'enherbement </text:span>sous le rang (<text:span text:style-name="T19">NBTONTESR</text:span>) et <text:span text:style-name="T1">le nombre total</text:span> <text:span text:style-name="T1">de passages </text:span>(<text:span text:style-name="T19">NBTONTES</text:span>).</text:p>
      <text:p text:style-name="P3">Ces résultats sont à analyser relativement aux modalités des enherbements (IR et SR) déclarés dans le fichier principal des réponses (PHYTOVITI2016.sav). Néanmoins, la saisie et la validation des données ont abouti à une cohérence qui rend impossible la présence de maîtrise inappropriée (par exemple : une tonte sous le rang sans déclaration préalable de la présence d'un enherbement sous le rang).</text:p>
      <text:h text:style-name="P36" text:outline-level="3"><text:bookmark-start text:name="__RefHeading___Toc427_664666928"/><text:span text:style-name="T18">Redressement</text:span> <text:bookmark-end text:name="__RefHeading___Toc427_664666928"/></text:h>
      <text:p text:style-name="P3">Le type de passage (SR, IR, IR engrais vert) a été imputé pour 47 passages où il était manquant.</text:p>
      <text:p text:style-name="P3">Le type de passage a été modifié pour <text:span text:style-name="T20">37</text:span> passages par soucis de cohérence entre les différentes tables (modalités de l'enherbement).</text:p>
      <text:p text:style-name="P2"/>
      <text:h text:style-name="P34" text:outline-level="3"><text:bookmark-start text:name="__RefHeading___Toc4952_301968731"/>Descriptif du fichier <text:bookmark-end text:name="__RefHeading___Toc4952_301968731"/></text:h>
      <text:p text:style-name="P17"/>
      <text:p text:style-name="P29"><text:span text:style-name="T7">13</text:span><text:span text:style-name="T4"> </text:span><text:span text:style-name="T7">091</text:span><text:span text:style-name="T4"> </text:span><text:span text:style-name="T3">enregistrements et </text:span><text:span text:style-name="T6">6</text:span><text:span text:style-name="T5"> </text:span><text:span text:style-name="T3">variables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Nom de la variable</text:p>
          </table:table-cell>
          <table:table-cell table:style-name="Tableau1.A1" office:value-type="string">
            <text:p text:style-name="P6">Nature</text:p>
          </table:table-cell>
          <table:table-cell table:style-name="Tableau1.A1" office:value-type="string">
            <text:p text:style-name="P5">Libellé - commentaires</text:p>
          </table:table-cell>
          <table:table-cell table:style-name="Tableau1.D1" office:value-type="string">
            <text:p text:style-name="P5">Modalités ou mode de calcul</text:p>
          </table:table-cell>
        </table:table-row>
        <table:table-row table:style-name="Tableau1.1">
          <table:table-cell table:style-name="Tableau1.A2" office:value-type="string">
            <text:p text:style-name="P7">IDENTPARC</text:p>
          </table:table-cell>
          <table:table-cell table:style-name="Tableau1.A2" office:value-type="string">
            <text:p text:style-name="P9">Q</text:p>
          </table:table-cell>
          <table:table-cell table:style-name="Tableau1.A2" office:value-type="string">
            <text:p text:style-name="P7">Identifiant de la parcelle</text:p>
          </table:table-cell>
          <table:table-cell table:style-name="Tableau1.D2" office:value-type="string">
            <text:p text:style-name="P8">Agrégation des variables <text:span text:style-name="T2">du casier viticole informatisé (CVI)</text:span></text:p>
            <text:p text:style-name="P8"><text:s/>REG+DEPPCV+CCOMPCV+NPARC1+NPARC2+NOSPVC</text:p>
          </table:table-cell>
        </table:table-row>
        <table:table-row table:style-name="Tableau1.1">
          <table:table-cell table:style-name="Tableau1.A2" office:value-type="string">
            <text:p text:style-name="P10"><text:span text:style-name="T18">TONTE</text:span>PAS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Numéro du passage sur la parcelle </text:p>
          </table:table-cell>
          <table:table-cell table:style-name="Tableau1.D2" office:value-type="string">
            <text:p text:style-name="P12">Entier</text:p>
          </table:table-cell>
        </table:table-row>
        <table:table-row table:style-name="Tableau1.1">
          <table:table-cell table:style-name="Tableau1.A2" office:value-type="string">
            <text:p text:style-name="P18">D<text:span text:style-name="T18">ENHERB</text:span></text:p>
          </table:table-cell>
          <table:table-cell table:style-name="Tableau1.A2" office:value-type="string">
            <text:p text:style-name="P20">Q</text:p>
          </table:table-cell>
          <table:table-cell table:style-name="Tableau1.A2" office:value-type="string">
            <text:p text:style-name="P21">Date <text:span text:style-name="T16">de passage</text:span></text:p>
          </table:table-cell>
          <table:table-cell table:style-name="Tableau1.D2" office:value-type="string">
            <text:p text:style-name="P23">Date</text:p>
          </table:table-cell>
        </table:table-row>
        <table:table-row table:style-name="Tableau1.1">
          <table:table-cell table:style-name="Tableau1.A2" office:value-type="string">
            <text:p text:style-name="P22">TONTEIR</text:p>
          </table:table-cell>
          <table:table-cell table:style-name="Tableau1.A2" office:value-type="string">
            <text:p text:style-name="P20">Q</text:p>
          </table:table-cell>
          <table:table-cell table:style-name="Tableau1.A2" office:value-type="string">
            <text:p text:style-name="P18"><text:span text:style-name="T15">P</text:span>assage <text:span text:style-name="T18">sur l'enherbement inter-rang hors engrais vert</text:span> </text:p>
          </table:table-cell>
          <table:table-cell table:style-name="Tableau1.D2" office:value-type="string">
            <text:p text:style-name="P10">1 = oui ; 0 = non</text:p>
          </table:table-cell>
        </table:table-row>
        <table:table-row table:style-name="Tableau1.1">
          <table:table-cell table:style-name="Tableau1.A2" office:value-type="string">
            <text:p text:style-name="P22">TONTEIREV</text:p>
          </table:table-cell>
          <table:table-cell table:style-name="Tableau1.A2" office:value-type="string">
            <text:p text:style-name="P20">Q</text:p>
          </table:table-cell>
          <table:table-cell table:style-name="Tableau1.A2" office:value-type="string">
            <text:p text:style-name="P19"><text:span text:style-name="T15">P</text:span>assage <text:span text:style-name="T18">sur l'enherbement inter-rang de type engrais vert</text:span> 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2">TONTESR</text:p>
          </table:table-cell>
          <table:table-cell table:style-name="Tableau1.A2" office:value-type="string">
            <text:p text:style-name="P20">Q</text:p>
          </table:table-cell>
          <table:table-cell table:style-name="Tableau1.A2" office:value-type="string">
            <text:p text:style-name="P18"><text:span text:style-name="T15">Pa</text:span>ssage <text:span text:style-name="T18">sur l'enherbement présent</text:span> sous le rang <text:span text:style-name="T18">(tout type d'enherbement)</text:span></text:p>
          </table:table-cell>
          <table:table-cell table:style-name="Tableau1.D2" office:value-type="string">
            <text:p text:style-name="P11">1 = oui ; 0 = non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 style:master-page-name="">
      <style:paragraph-properties fo:margin-left="0cm" fo:margin-right="0cm" fo:margin-top="0.019cm" fo:margin-bottom="0.011cm" loext:contextual-spacing="false" fo:text-align="justify" style:justify-single-word="false" fo:text-indent="0cm" style:auto-text-indent="false" style:page-number="auto"/>
      <style:text-properties fo:font-size="55%" fo:font-style="italic" fo:font-weight="normal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_20_de_20_texte_20_2" style:display-name="Corps de texte 2" style:family="paragraph" style:parent-style-name="Standard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SIMONOVICI</meta:initial-creator>
    <meta:creation-date>2018-03-22T10:08:36.698000000</meta:creation-date>
    <dc:date>2018-05-29T10:33:49.775000000</dc:date>
    <dc:creator>Maxime SIMONOVICI</dc:creator>
    <meta:editing-duration>PT9H49M20S</meta:editing-duration>
    <meta:editing-cycles>37</meta:editing-cycles>
    <meta:generator>LibreOffice/4.4.5.2$Windows_x86 LibreOffice_project/a22f674fd25a3b6f45bdebf25400ed2adff0ff99</meta:generator>
    <meta:printed-by>Christine Veyrac</meta:printed-by>
    <meta:print-date>2018-04-18T15:43:58.568000000</meta:print-date>
    <meta:document-statistic meta:table-count="1" meta:image-count="0" meta:object-count="0" meta:page-count="2" meta:paragraph-count="60" meta:word-count="508" meta:character-count="3229" meta:non-whitespace-character-count="2757"/>
  </office:meta>
</office:document-meta>
</file>